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ShanHeiSun Uni" svg:font-family="'AR PL ShanHeiSun Uni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size="24pt" style:font-size-asian="24pt" style:font-size-complex="24pt"/>
    </style:style>
    <style:style style:name="P2" style:family="paragraph" style:parent-style-name="Standard">
      <style:text-properties fo:color="#ff0000" fo:font-size="16pt" style:font-size-asian="16pt" style:font-size-complex="16pt"/>
    </style:style>
    <style:style style:name="P3" style:family="paragraph" style:parent-style-name="Standard">
      <style:text-properties fo:color="#ff3333" fo:font-size="15pt" style:font-size-asian="15pt" style:font-size-complex="15pt"/>
    </style:style>
    <style:style style:name="P4" style:family="paragraph" style:parent-style-name="Standard">
      <style:text-properties fo:color="#000000" fo:font-size="15pt" style:font-size-asian="15pt" style:font-size-complex="15pt"/>
    </style:style>
    <style:style style:name="P5" style:family="paragraph" style:parent-style-name="Standard">
      <style:text-properties fo:color="#000000" fo:font-size="16pt" style:font-size-asian="16pt" style:font-size-complex="1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gress Report : Week 6</text:p>
      <text:p text:style-name="P1">Team:　K.K.K.</text:p>
      <text:p text:style-name="P1"/>
      <text:p text:style-name="P3">各課題の実装方針や、必要と思われるその他作業の見積もりなど。</text:p>
      <text:p text:style-name="P4">各自実装</text:p>
      <text:p text:style-name="P2">s1240xxx: </text:p>
      <text:p text:style-name="P2">メンバーが行った作業内容について書く。</text:p>
      <text:p text:style-name="P2">たとえば、どの処理を実装したか、こういう入力に対してこう対応したとか、こういうテストデータを作ったとか、環境設定を行ったなど。</text:p>
      <text:p text:style-name="P2"/>
      <text:p text:style-name="P5">S1250085:</text:p>
      <text:p text:style-name="P5">小課題３の問題を解くためのダイスクトラ法のアルゴリズムを学習した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ShanHeiSun Uni" svg:font-family="'AR PL ShanHeiSun Uni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 PL ShanHeiSun Uni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 PL ShanHeiSun Un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8-04-18T09:53:38</meta:creation-date>
    <dc:date>2019-05-22T12:26:53</dc:date>
    <meta:editing-duration>PT24M45S</meta:editing-duration>
    <meta:editing-cycles>3</meta:editing-cycles>
    <meta:generator>OpenOffice.org/3.3$Solaris_x86 OpenOffice.org_project/330m20$Build-9567</meta:generator>
    <meta:document-statistic meta:table-count="0" meta:image-count="0" meta:object-count="0" meta:page-count="1" meta:paragraph-count="9" meta:word-count="138" meta:character-count="203"/>
  </office:meta>
</office:document-meta>
</file>